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office:value-type="string" calcext:value-type="string">
            <text:p>https://www.web.com/blog/guide-small-business-marketing/</text:p>
          </table:table-cell>
          <table:table-cell office:value-type="string" calcext:value-type="string">
            <text:p><text:a xlink:href="https://www/" xlink:type="simple">https://www</text:a>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20" office:value-type="string" calcext:value-type="string">
            <text:p>https://www.web.com/blog/guide-small-business-marketing/</text:p>
          </table:table-cell>
          <table:table-cell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https://disruptiveadvertising.com/social-media/wedding-facebook-lead-ads/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 table:number-rows-repeated="6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09:22:15.75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30T13:39:28.546000000</dc:date>
    <meta:editing-duration>PT18H19M45S</meta:editing-duration>
    <meta:editing-cycles>44</meta:editing-cycles>
    <meta:generator>LibreOffice/7.2.0.4$Windows_X86_64 LibreOffice_project/9a9c6381e3f7a62afc1329bd359cc48accb6435b</meta:generator>
    <meta:document-statistic meta:table-count="1" meta:cell-count="185" meta:object-count="0"/>
  </office:meta>
</office:document-meta>
</file>